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115401" officeooo:paragraph-rsid="00115401"/>
    </style:style>
    <style:style style:name="P5" style:family="paragraph" style:parent-style-name="Standard">
      <style:text-properties officeooo:rsid="00167f34" officeooo:paragraph-rsid="00167f34"/>
    </style:style>
    <style:style style:name="T1" style:family="text">
      <style:text-properties officeooo:rsid="000d14e5"/>
    </style:style>
    <style:style style:name="T2" style:family="text">
      <style:text-properties officeooo:rsid="0011fa83"/>
    </style:style>
    <style:style style:name="T3" style:family="text">
      <style:text-properties officeooo:rsid="001276bd"/>
    </style:style>
    <style:style style:name="T4" style:family="text">
      <style:text-properties officeooo:rsid="00137328"/>
    </style:style>
    <style:style style:name="T5" style:family="text">
      <style:text-properties officeooo:rsid="00156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1">01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3">Calcular a media de 2 notas e mostrar essa media</text:p>
      <text:p text:style-name="P3"/>
      <text:p text:style-name="P3">Algoritmo media;</text:p>
      <text:p text:style-name="P3"/>
      <text:p text:style-name="P4"><text:span text:style-name="T3">I</text:span>nicio</text:p>
      <text:p text:style-name="P4"><text:s text:c="9"/>Ler a primeira <text:span text:style-name="T4">N</text:span>ota;</text:p>
      <text:p text:style-name="P4"><text:s text:c="9"/>Ler a segunda <text:span text:style-name="T4">N</text:span>ota;</text:p>
      <text:p text:style-name="P4"><text:s text:c="9"/>Somar as duas <text:span text:style-name="T4">n</text:span>otas;</text:p>
      <text:p text:style-name="P4"><text:s text:c="9"/>Dividir a soma das notas por 2;</text:p>
      <text:p text:style-name="P4"><text:s text:c="9"/><text:span text:style-name="T2">Mostrar a </text:span><text:span text:style-name="T5">M</text:span><text:span text:style-name="T2">edia;</text:span></text:p>
      <text:p text:style-name="P4"><text:span text:style-name="T3">F</text:span>im.</text:p>
      <text:p text:style-name="P4"/>
      <text:p text:style-name="P5">Teste de Mesa</text:p>
      <text:p text:style-name="P5">5</text:p>
      <text:p text:style-name="P5">7</text:p>
      <text:p text:style-name="P5">12</text:p>
      <text:p text:style-name="P5">6</text:p>
      <text:p text:style-name="P5"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02:21:57.813628334</dc:date>
    <meta:editing-duration>PT9M1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59" meta:character-count="393" meta:non-whitespace-character-count="307"/>
  </office:meta>
</office:document-meta>
</file>